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200%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5.4953in" fo:margin-right="0in" fo:text-indent="0in" style:auto-text-indent="false"/>
      <style:text-properties style:text-position="0% 100%"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00%"/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/>
      <style:text-properties fo:font-variant="normal" fo:text-transform="none" fo:color="#000000" style:text-line-through-style="none" style:text-position="0% 100%" style:font-name="Times New Roman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/>
      <style:text-properties fo:font-variant="normal" fo:text-transform="none" fo:color="#000000" style:text-line-through-style="none" style:text-position="0% 100%" style:font-name="Times New Roman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position="0% 100%" fo:letter-spacing="normal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position="0% 100%" fo:letter-spacing="normal" fo:font-style="italic" style:text-underline-style="none" style:text-blinking="false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position="0% 100%" fo:letter-spacing="normal" fo:font-style="normal" style:text-underline-style="none" style:text-blinking="false" style:font-style-asian="normal" style:font-style-complex="normal"/>
    </style:style>
    <style:style style:name="T6" style:family="text">
      <style:text-properties fo:font-variant="normal" fo:text-transform="none" fo:color="#000000" style:text-line-through-style="none" style:text-position="0% 100%" fo:letter-spacing="normal" style:text-underline-style="none" fo:font-weight="normal" style:text-blinking="false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style:font-weight-asian="normal" style:font-weight-complex="normal"/>
    </style:style>
    <style:style style:name="T8" style:family="text">
      <style:text-properties fo:font-variant="normal" fo:text-transform="none" fo:color="#ff0000" style:text-line-through-style="none" style:text-position="0% 100%" fo:letter-spacing="normal" fo:font-style="italic" style:text-underline-style="solid" style:text-underline-width="auto" style:text-underline-color="font-color" style:text-blinking="false" style:font-style-asian="italic" style:font-style-complex="italic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uke Gessler</text:p>
      <text:p text:style-name="P8">February 16, 2015</text:p>
      <text:p text:style-name="P8">ANTH 5401</text:p>
      <text:p text:style-name="P1"/>
      <text:p text:style-name="P1"/>
      <text:p text:style-name="P2">Journal 3</text:p>
      <text:p text:style-name="P1"/>
      <text:p text:style-name="P4"><text:span text:style-name="T9">Phonology.</text:span><text:span text:style-name="T10"> A few expansions on what I proposed last time. </text:span></text:p>
      <text:p text:style-name="P4"><text:span text:style-name="T10"><text:tab/></text:span><text:span text:style-name="T3">ɸ vs. x. </text:span><text:span text:style-name="T10">I proposed </text:span><text:span text:style-name="T3">ɸ</text:span><text:span text:style-name="T10"> as a consonant but was hesitant because I'd only heard it in the </text:span><text:span text:style-name="T12">'colors' word. I heard it again in </text:span><text:span text:style-name="T11">orubaichi ohurigu</text:span><text:span text:style-name="T1">ɸ</text:span><text:span text:style-name="T4">, 'many necks'. I'm still having trouble determining whether it is a [ɸ] or an [x]. My only familiarity with [x] is from hearing it in some words in Urdu, and I have never studied a language with [ɸ] as a significant consonant. I'll need to watch out for more words with [ɸ] (or not). It may be worth the while to track down these segments in the WAV files and try to look at the spectrograms for these problematic segments.</text:span></text:p>
      <text:p text:style-name="P4"><text:span text:style-name="T4"><text:tab/>Front rounded vowels. I should have taken German or French instead of Latin. After not hearing anything like [ø] or [y] for the first few sessions, I start hearing them </text:span><text:span text:style-name="T1">all over</text:span><text:span text:style-name="T4"> after Lara and Michael, sitting next to me, mentioned that they were hearing these. </text:span></text:p>
      <text:p text:style-name="P3"><text:span text:style-name="T10"/></text:p>
      <text:p text:style-name="P3"><text:span text:style-name="T10">From what we've heard so far, here's what I would guess is the Arapesh sound system. </text:span></text:p>
      <text:p text:style-name="P9"/>
      <text:p text:style-name="P3"><text:span text:style-name="T10"><text:tab/>Consonants, in order of POA: (b,p,m,</text:span><text:span text:style-name="T7">ɸ*</text:span><text:span text:style-name="T10">), </text:span></text:p>
      <text:p text:style-name="P9"><text:s text:c="60"/>(t,d,n,r,s), </text:p>
      <text:p text:style-name="P9"><text:tab/><text:tab/><text:tab/><text:tab/><text:tab/> <text:s/>(t͡ʃ, d͡ʒ, ʃ), </text:p>
      <text:p text:style-name="P9"><text:tab/><text:tab/><text:tab/><text:tab/><text:tab/> <text:s/>(ɲ), </text:p>
      <text:p text:style-name="P9"><text:tab/><text:tab/><text:tab/><text:tab/><text:tab/> <text:s/>(k,g,ŋ,w,x*),</text:p>
      <text:p text:style-name="P9"><text:tab/><text:tab/><text:tab/><text:tab/> <text:s text:c="13"/>(h)</text:p>
      <text:p text:style-name="P9"><text:s/></text:p>
      <text:p text:style-name="P4"><text:span text:style-name="T10">Everything that does not have an asterisk I am pretty confident about. The palatal nasal is undeniably present in </text:span><text:span text:style-name="T11">ɲegɨr </text:span><text:span text:style-name="T12">'stick, name'</text:span><text:span text:style-name="T10">, and at least I have felt no overt evidence of allophony with </text:span><text:span text:style-name="T11">ŋ</text:span><text:span text:style-name="T10">. But we have never seen </text:span><text:span text:style-name="T11">ŋ</text:span><text:span text:style-name="T10"> in an initial position yet, so we will have to keep our eyes and ears open going forward. </text:span><text:span text:style-name="T1">ɸ</text:span><text:span text:style-name="T3"> has the distinction of being in only one form we've elicited so far: </text:span><text:span text:style-name="T1">əgədet͡ʃau bərəhəbigi gani uroba͡ihwi suruɸ</text:span><text:span text:style-name="T4">, 'this bag has many colors', or lit., 'this black bag and many colors'. I remember looking Babwen in the eyes and saying </text:span><text:span text:style-name="T1">suruɸ</text:span><text:span text:style-name="T4">, thinking about Sapir's proverbial candle, and as far as I remember I got a </text:span><text:span text:style-name="T1">wosik</text:span><text:span text:style-name="T4">. To my ear it could have also been a </text:span><text:span text:style-name="T1">x</text:span><text:span text:style-name="T4">, which I </text:span><text:soft-page-break/><text:span text:style-name="T4">believe I've heard in other words, like </text:span><text:span text:style-name="T1">et͡ʃaurux</text:span><text:span text:style-name="T4">, 'string bags'. We'll see if this lone </text:span><text:span text:style-name="T1">ɸ </text:span><text:span text:style-name="T4">will survive. Further, there are some aspirated forms like </text:span><text:span text:style-name="T1">thani</text:span><text:span text:style-name="T4"> that require further investigation. (Is it better to treat them as a sequence of /t/ /h/ or as /th/?)</text:span></text:p>
      <text:p text:style-name="P4"><text:span text:style-name="T4"><text:tab/>Vowels. I've detected no signs of harmony. I have assumed on intuition that Arapesh has </text:span><text:span text:style-name="T1">i,ɨ,u, e,ə,o, a</text:span><text:span text:style-name="T4">. <text:s/></text:span><text:span text:style-name="T1">ə </text:span><text:span text:style-name="T4">and </text:span><text:span text:style-name="T1">ɨ</text:span><text:span text:style-name="T4"> are uncertain. I am reasonably confident I have heard a phonetic </text:span><text:span text:style-name="T1">ɨ</text:span><text:span text:style-name="T4"> over and over that is distinct from phonetic </text:span><text:span text:style-name="T1">ə</text:span><text:span text:style-name="T4">, but I have no reason to believe as of now that they are not in complementary distribution. Similarly I have heard </text:span><text:span text:style-name="T1">ɛ</text:span><text:span text:style-name="T4"> and </text:span><text:span text:style-name="T1">ɪ</text:span><text:span text:style-name="T4"> for </text:span><text:span text:style-name="T1">e</text:span><text:span text:style-name="T4"> and </text:span><text:span text:style-name="T1">i</text:span><text:span text:style-name="T4">, but I have not distinguished them in my transcription as the difference does not strike my ear as phonemic. There are also a few diphthongs like </text:span><text:span text:style-name="T1">au, ei, ai, oi</text:span><text:span text:style-name="T4">. I thought I heard an </text:span><text:span text:style-name="T1">oə </text:span><text:span text:style-name="T4">in </text:span><text:span text:style-name="T1">doək</text:span><text:span text:style-name="T4"> 'today' during the elicitation of just that form, but it also sounded like a plain </text:span><text:span text:style-name="T1">o</text:span><text:span text:style-name="T4"> when he spoke it in a sentence.</text:span></text:p>
      <text:p text:style-name="P10"/>
      <text:p text:style-name="P5"><text:span text:style-name="T5">Morphology</text:span><text:span text:style-name="T4">. After the end of session 1 it was clear that there was some sort of not-your-garden-variety sound alternation going on. The question is whether it's being conditioned by mere phonological rules, or morphological entities. A recap of the relevant forms collected:</text:span></text:p>
      <text:p text:style-name="P6"><text:span text:style-name="T4"><text:tab/><text:tab/></text:span><text:span text:style-name="T1">chu</text:span><text:span text:style-name="T2">p</text:span><text:span text:style-name="T1"> <text:tab/><text:tab/></text:span><text:span text:style-name="T2">p</text:span><text:span text:style-name="T1">ani …</text:span></text:p>
      <text:p text:style-name="P6"><text:span text:style-name="T1"><text:tab/><text:tab/>uta</text:span><text:span text:style-name="T2">b</text:span><text:span text:style-name="T1">er <text:tab/><text:tab/></text:span><text:span text:style-name="T2">b</text:span><text:span text:style-name="T1">ani ...</text:span></text:p>
      <text:p text:style-name="P6"><text:span text:style-name="T4"><text:tab/><text:tab/></text:span><text:span text:style-name="T1">numba</text:span><text:span text:style-name="T2">t</text:span><text:span text:style-name="T1"><text:tab/></text:span><text:span text:style-name="T2">t</text:span><text:span text:style-name="T8">h</text:span><text:span text:style-name="T1">ani ...</text:span></text:p>
      <text:p text:style-name="P6"><text:span text:style-name="T1"><text:tab/><text:tab/></text:span><text:span text:style-name="T2">ɲ</text:span><text:span text:style-name="T1">egɨr <text:tab/><text:tab/></text:span><text:span text:style-name="T2">ɲ</text:span><text:span text:style-name="T1">ani ...</text:span></text:p>
      <text:p text:style-name="P5"><text:span text:style-name="T1"><text:tab/><text:tab/>rowe</text:span><text:span text:style-name="T2">m<text:tab/><text:tab/>m</text:span><text:span text:style-name="T1">ani ...</text:span></text:p>
      <text:p text:style-name="P7"><text:span text:style-name="T6">That is, '</text:span><text:span text:style-name="T1">x</text:span><text:span text:style-name="T6"> and...'. We also see a similar sort of alternation in the 'small' and 'many of' words. Some samples:</text:span></text:p>
      <text:p text:style-name="P6"><text:span text:style-name="T4"><text:tab/><text:tab/> <text:s text:c="2"/></text:span><text:span text:style-name="T1">choku</text:span><text:span text:style-name="T2">p</text:span><text:span text:style-name="T1">i <text:tab/>chu</text:span><text:span text:style-name="T2">p</text:span><text:span text:style-name="T1"><text:tab/><text:tab/></text:span><text:span text:style-name="T4">'small leaf'</text:span></text:p>
      <text:p text:style-name="P6"><text:span text:style-name="T1"><text:tab/><text:tab/> <text:s text:c="2"/>choku</text:span><text:span text:style-name="T2">m</text:span><text:span text:style-name="T1">i <text:tab/>uto</text:span><text:span text:style-name="T2">m</text:span><text:span text:style-name="T1"><text:tab/><text:tab/></text:span><text:span text:style-name="T4">'small stone'</text:span></text:p>
      <text:p text:style-name="P6"><text:span text:style-name="T1"><text:tab/><text:tab/> <text:s text:c="2"/>choku</text:span><text:span text:style-name="T2">t</text:span><text:span text:style-name="T1">i <text:tab/>numba</text:span><text:span text:style-name="T2">t</text:span><text:span text:style-name="T1"><text:tab/></text:span><text:span text:style-name="T4">'small dog'</text:span></text:p>
      <text:p text:style-name="P6"><text:span text:style-name="T1"><text:tab/><text:tab/> <text:s text:c="2"/>chokw</text:span><text:span text:style-name="T2">it</text:span><text:span text:style-name="T1">i <text:tab/>rowe</text:span><text:span text:style-name="T2">p</text:span><text:span text:style-name="T1"><text:tab/><text:tab/></text:span><text:span text:style-name="T4">'small berry'</text:span></text:p>
      <text:p text:style-name="P6"><text:span text:style-name="T1"><text:tab/>biə</text:span><text:span text:style-name="T2">ber</text:span><text:span text:style-name="T1"> <text:tab/> <text:s text:c="2"/>choku</text:span><text:span text:style-name="T2">ber</text:span><text:span text:style-name="T1">i <text:tab/>uta</text:span><text:span text:style-name="T2">ber<text:tab/></text:span><text:span text:style-name="T1"><text:tab/></text:span><text:span text:style-name="T4">'two small stones'</text:span></text:p>
      <text:p text:style-name="P6"><text:span text:style-name="T1"><text:tab/>orubai</text:span><text:span text:style-name="T2">s</text:span><text:span text:style-name="T1">i choku</text:span><text:span text:style-name="T2">s</text:span><text:span text:style-name="T1">i <text:tab/>chu</text:span><text:span text:style-name="T2">s</text:span><text:span text:style-name="T1"><text:tab/><text:tab/></text:span><text:span text:style-name="T4">'pile of small papers'</text:span></text:p>
      <text:p text:style-name="P11"/>
      <text:p text:style-name="P10">Let's assume, as many linguists do, that economy of analysis is our sole criterion for evaluation of these forms. This is probably due to a lack of experience and imagination on my part, but I can't think of a way to account for these sound changes using purely phonological processes. (That is, without positing ad-hoc rules.)</text:p>
      <text:p text:style-name="P5"><text:soft-page-break/><text:span text:style-name="T4"><text:tab/>See for example </text:span><text:span text:style-name="T1">numba</text:span><text:span text:style-name="T2">t</text:span><text:span text:style-name="T1"> </text:span><text:span text:style-name="T2">th</text:span><text:span text:style-name="T1">ani, </text:span><text:span text:style-name="T4">but </text:span><text:span text:style-name="T1">choku</text:span><text:span text:style-name="T2">t</text:span><text:span text:style-name="T1">i numba</text:span><text:span text:style-name="T2">t</text:span><text:span text:style-name="T4">. Consider also </text:span><text:span text:style-name="T1">uta</text:span><text:span text:style-name="T2">b</text:span><text:span text:style-name="T1">er </text:span><text:span text:style-name="T2">b</text:span><text:span text:style-name="T1">ani</text:span><text:span text:style-name="T4">, but </text:span><text:span text:style-name="T1">choku</text:span><text:span text:style-name="T2">ber</text:span><text:span text:style-name="T1">i uta</text:span><text:span text:style-name="T2">ber</text:span><text:span text:style-name="T1">. </text:span><text:span text:style-name="T4">Perhaps the alternation in the 'and' word could be handled by a phonological rule. But it seems that to account for the 'small x' forms using phonological rules we would need wildly ad-hoc rules. Especially note </text:span><text:span text:style-name="T1">chokw</text:span><text:span text:style-name="T2">it</text:span><text:span text:style-name="T1">i rowe</text:span><text:span text:style-name="T2">p</text:span><text:span text:style-name="T4">, 'small berry'. Assuming we “started out” with a form like </text:span><text:span text:style-name="T1">choku_i</text:span><text:span text:style-name="T4">, which seems to work with the other forms, we would have to claim that some part of </text:span><text:span text:style-name="T1">rowep</text:span><text:span text:style-name="T4"> populated the preceding word with -</text:span><text:span text:style-name="T1">it-</text:span><text:span text:style-name="T4"> to yield </text:span><text:span text:style-name="T1">choku-it-i = chokwiti</text:span><text:span text:style-name="T4">. This seems dangerous to 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44:20</meta:creation-date>
    <dc:date>2015-02-16T13:13:33</dc:date>
    <meta:editing-duration>PT1H45M38S</meta:editing-duration>
    <meta:editing-cycles>23</meta:editing-cycles>
    <meta:generator>LibreOffice/3.5$Linux_X86_64 LibreOffice_project/350m1$Build-2</meta:generator>
    <meta:document-statistic meta:table-count="0" meta:image-count="0" meta:object-count="0" meta:page-count="3" meta:paragraph-count="32" meta:word-count="767" meta:character-count="4431" meta:non-whitespace-character-count="3528"/>
  </office:meta>
</office:document-meta>
</file>